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9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S.COD_SUBFUNCAO, S.NOME_SUBFUNCAO FROM FUNCAO F NATURAL JOIN DETALHAMENTO_FUNCAO DF NATURAL JOIN SUBFUNCAO S WHERE F.COD_FUNCAO = (SELECT COD_FUNCAO FROM FUNCAO F NATURAL JOIN DETALHAMENTO_FUNCAO DF NATURAL JOIN SUBFUNCAO S GROUP BY DF.COD_FUNCAO ORDER BY COUNT(*) DESC LIMIT 1);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F.NOME_FUNCAO, S.NOME_SUBFUNCAO, SUM(DP.VALOR_DESPESA) VT FROM DESPESA_PUBLICA DP NATURAL JOIN FUNCAO F NATURAL JOIN DETALHAMENTO_FUNCAO DF NATURAL JOIN SUBFUNCAO S GROUP BY F.COD_FUNCAO, S.COD_SUBFUNCAO HAVING VT &gt;= 200000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O.NOME_ORGAO, SUM(DP.VALOR_DESPESA) VT FROM DESPESA_PUBLICA DP NATURAL JOIN ORGAO O WHERE DP.ANO_DESPESA = 2018 GROUP BY DP.COD_ORGAO ORDER BY VT DESC;"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F.NOME_FUNCAO, S.NOME_SUBFUNCAO, SUM(DP.VALOR_DESPESA) VT FROM DESPESA_PUBLICA DP NATURAL JOIN DETALHAMENTO_FUNCAO NATURAL JOIN FUNCAO F NATURAL JOIN SUBFUNCAO S WHERE DP.COD_PROGRAMA_GOVERNO = (SELECT COD_PROGRAMA_GOVERNO FROM PROGRAMA_GOVERNO WHERE NOME_PROGRAMA_GOVERNO = \"MAIS MEDICOS\") AND DP.MES_DESPESA &gt;= 7 AND DP.MES_DESPESA &lt;= 9 AND DP.ANO_DESPESA = 2018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O.NOME_ORGAO, COUNT(DISTINCT PG.NOME_PROGRAMA_GOVERNO) NPROGS FROM ORGAO O NATURAL JOIN DESPESA_PUBLICA DP NATURAL JOIN PROGRAMA_GOVERNO PG WHERE DP.VALOR_DESPESA &gt; 0 GROUP BY O.COD_ORGAO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ECT DP.COD_DESPESA, DP.MES_DESPESA, DP.ANO_DESPESA, DP.MODALIDADE_DESPESA, DP.VALOR_DESPESA FROM DESPESA_PUBLICA DP WHERE DP.COD_ORGAO = (SELECT O.COD_ORGAO FROM DESPESA_PUBLICA DP NATURAL JOIN ORGAO O WHERE DP.ANO_DESPESA = 2018 GROUP BY DP.COD_ORGAO ORDER BY SUM(DP.VALOR_DESPESA) DESC LIMIT 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FUNCAO.NOME_FUNCAO, SUBFUNCAO.NOME_SUBFUNCAO FROM FUNCAO NATURAL JOIN DETALHAMENTO_FUNCAO NATURAL JOIN SUBFUNCAO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LECT DP.MODALIDADE_DESPESA, DP.VALOR_DESPESA, PG.NOME_PROGRAMA_GOVERNO FROM PROGRAMA_GOVERNO PG NATURAL JOIN DESPESA_PUBLICA DP WHERE DP.MODALIDADE_DESPESA = 'Reserva de Contingência'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DP.VALOR_DESPESA, O.NOME_ORGAO FROM DESPESA_PUBLICA DP NATURAL JOIN ORGAO O WHERE O.NOME_ORGAO = 'Ministério da Fazenda'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 PG.NOME_PROGRAMA_GOVERNO, DP.VALOR_DESPESA FROM DESPESA_PUBLICA DP NATURAL JOIN ORGAO O NATURAL JOIN PROGRAMA_GOVERNO PG WHERE O.NOME_ORGAO = 'Ministério da Saúde'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23:51:00.438643084</meta:creation-date>
    <dc:date>2019-05-13T00:04:29.689070297</dc:date>
    <meta:editing-duration>PT3M19S</meta:editing-duration>
    <meta:editing-cycles>1</meta:editing-cycles>
    <meta:document-statistic meta:table-count="1" meta:cell-count="40" meta:object-count="0"/>
    <meta:generator>LibreOffice/6.0.7.3$Linux_X86_64 LibreOffice_project/00m0$Build-3</meta:generator>
  </office:meta>
</office:document-meta>
</file>